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" svg:font-family="Arial" style:font-adornments="Regular"/>
    <style:font-face style:name="ＭＳ Ｐゴシック2" svg:font-family="'ＭＳ Ｐゴシック'"/>
    <style:font-face style:name="Arial4" svg:font-family="Arial" style:font-family-generic="swiss"/>
    <style:font-face style:name="Calibri" svg:font-family="Calibri" style:font-family-generic="swiss"/>
    <style:font-face style:name="Arial5" svg:font-family="Arial" style:font-adornments="Regular" style:font-pitch="fixed"/>
    <style:font-face style:name="Source Code Pro4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3" svg:font-family="'Source Code Pro'" style:font-adornments="Regular" style:font-pitch="variable"/>
    <style:font-face style:name="ＭＳ Ｐゴシック1" svg:font-family="'ＭＳ Ｐゴシック'" style:font-pitch="variable"/>
    <style:font-face style:name="Arial3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1" svg:font-family="'Source Code Pro'" style:font-family-generic="roman" style:font-pitch="variable"/>
    <style:font-face style:name="Source Code Pro2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3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lstad University</text:span></text:p>
                  </text:list-item>
                  <text:list-item>
                    <text:p text:style-name="P4"><text:span text:style-name="T2">Project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Status</text:span></text:p>
          </draw:text-box>
        </draw:frame>
        <draw:frame draw:name="Content Placeholder 2_2" presentation:style-name="pr5" draw:text-style-name="P13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Technical Report</text:span></text:p>
                <text:list>
                  <text:list-item>
                    <text:p text:style-name="P12"><text:span text:style-name="T6">Gotten feedback from Toke</text:span></text:p>
                  </text:list-item>
                </text:list>
                <text:p text:style-name="P11"><text:span text:style-name="T6"/></text:p>
              </text:list-item>
              <text:list-item>
                <text:p text:style-name="P11"><text:span text:style-name="T6">Work on the sch_bpf</text:span></text:p>
                <text:list>
                  <text:list-item>
                    <text:p text:style-name="P12"><text:span text:style-name="T6">Cong Wang’s code is a draft and does, therefore, not compile</text:span></text:p>
                  </text:list-item>
                  <text:list-item>
                    <text:p text:style-name="P12"><text:span text:style-name="T6">Started a new implementation using cls_bpf and my old Qdisc as a base</text:span></text:p>
                    <text:list>
                      <text:list-header>
                        <text:p text:style-name="P12"><text:span text:style-name="T6"/></text:p>
                      </text:list-header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1" presentation:style-name="pr5" draw:text-style-name="P13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</text:list-header>
              <text:list-item>
                <text:p text:style-name="P11"><text:span text:style-name="T6">Project and agenda for next meeting</text:span></text:p>
                <text:list>
                  <text:list-item>
                    <text:list>
                      <text:list-item>
                        <text:p text:style-name="P12"><text:span text:style-name="T6">Keep working on the Technical Report</text:span></text:p>
                      </text:list-item>
                      <text:list-item>
                        <text:p text:style-name="P12"><text:span text:style-name="T6">Implement a simple eBPF Qdisc using a PIFO</text:span></text:p>
                        <text:p text:style-name="P12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" svg:font-family="Arial" style:font-adornments="Regular"/>
    <style:font-face style:name="ＭＳ Ｐゴシック2" svg:font-family="'ＭＳ Ｐゴシック'"/>
    <style:font-face style:name="Arial4" svg:font-family="Arial" style:font-family-generic="swiss"/>
    <style:font-face style:name="Calibri" svg:font-family="Calibri" style:font-family-generic="swiss"/>
    <style:font-face style:name="Arial5" svg:font-family="Arial" style:font-adornments="Regular" style:font-pitch="fixed"/>
    <style:font-face style:name="Source Code Pro4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3" svg:font-family="'Source Code Pro'" style:font-adornments="Regular" style:font-pitch="variable"/>
    <style:font-face style:name="ＭＳ Ｐゴシック1" svg:font-family="'ＭＳ Ｐゴシック'" style:font-pitch="variable"/>
    <style:font-face style:name="Arial3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1" svg:font-family="'Source Code Pro'" style:font-family-generic="roman" style:font-pitch="variable"/>
    <style:font-face style:name="Source Code Pro2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3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4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3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2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2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56</meta:editing-cycles>
    <meta:print-date>2012-08-19T23:11:28</meta:print-date>
    <meta:creation-date>2010-09-02T14:05:49</meta:creation-date>
    <dc:date>2021-04-26T15:01:09.480416165</dc:date>
    <meta:editing-duration>P6DT22H1M46S</meta:editing-duration>
    <meta:generator>LibreOffice/7.0.5.2$Linux_X86_64 LibreOffice_project/00$Build-2</meta:generator>
    <meta:document-statistic meta:object-count="66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